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paragraph-properties fo:text-align="center" style:justify-single-word="false"/>
    </style:style>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10"/>
    <style:style style:name="P9" style:family="paragraph" style:parent-style-name="Text_20_body" style:list-style-name="L11"/>
    <style:style style:name="P10" style:family="paragraph" style:parent-style-name="Text_20_body" style:list-style-name="L12"/>
    <style:style style:name="P11" style:family="paragraph" style:parent-style-name="Text_20_body">
      <style:text-properties officeooo:rsid="00192f06" officeooo:paragraph-rsid="00192f06"/>
    </style:style>
    <style:style style:name="P12" style:family="paragraph" style:parent-style-name="Text_20_body">
      <style:text-properties officeooo:rsid="001a31e1" officeooo:paragraph-rsid="001a31e1"/>
    </style:style>
    <style:style style:name="P13" style:family="paragraph" style:parent-style-name="Text_20_body" style:list-style-name="L13"/>
    <style:style style:name="P14" style:family="paragraph" style:parent-style-name="Text_20_body">
      <style:text-properties officeooo:rsid="001bf057" officeooo:paragraph-rsid="001bf057"/>
    </style:style>
    <style:style style:name="P15" style:family="paragraph" style:parent-style-name="Text_20_body">
      <style:text-properties officeooo:paragraph-rsid="001bf057"/>
    </style:style>
    <style:style style:name="P16" style:family="paragraph" style:parent-style-name="Text_20_body" style:list-style-name="L14"/>
    <style:style style:name="P17" style:family="paragraph" style:parent-style-name="Text_20_body" style:list-style-name="L15"/>
    <style:style style:name="P18" style:family="paragraph" style:parent-style-name="Text_20_body">
      <style:text-properties officeooo:rsid="001dc354" officeooo:paragraph-rsid="001dc354"/>
    </style:style>
    <style:style style:name="P19" style:family="paragraph" style:parent-style-name="Text_20_body" style:list-style-name="L16"/>
    <style:style style:name="P20" style:family="paragraph" style:parent-style-name="Text_20_body">
      <style:text-properties officeooo:rsid="001f24f1" officeooo:paragraph-rsid="001f24f1"/>
    </style:style>
    <style:style style:name="P21" style:family="paragraph" style:parent-style-name="Text_20_body" style:list-style-name="L1">
      <style:paragraph-properties fo:margin-top="0cm" fo:margin-bottom="0cm" loext:contextual-spacing="false"/>
    </style:style>
    <style:style style:name="P22" style:family="paragraph" style:parent-style-name="Text_20_body" style:list-style-name="L2">
      <style:paragraph-properties fo:margin-top="0cm" fo:margin-bottom="0cm" loext:contextual-spacing="false"/>
    </style:style>
    <style:style style:name="P23" style:family="paragraph" style:parent-style-name="Text_20_body" style:list-style-name="L3">
      <style:paragraph-properties fo:margin-top="0cm" fo:margin-bottom="0cm" loext:contextual-spacing="false"/>
    </style:style>
    <style:style style:name="P24" style:family="paragraph" style:parent-style-name="Text_20_body" style:list-style-name="L4">
      <style:paragraph-properties fo:margin-top="0cm" fo:margin-bottom="0cm" loext:contextual-spacing="false"/>
    </style:style>
    <style:style style:name="P25" style:family="paragraph" style:parent-style-name="Text_20_body" style:list-style-name="L5">
      <style:paragraph-properties fo:margin-top="0cm" fo:margin-bottom="0cm" loext:contextual-spacing="false"/>
    </style:style>
    <style:style style:name="P26" style:family="paragraph" style:parent-style-name="Text_20_body" style:list-style-name="L6">
      <style:paragraph-properties fo:margin-top="0cm" fo:margin-bottom="0cm" loext:contextual-spacing="false"/>
    </style:style>
    <style:style style:name="P27" style:family="paragraph" style:parent-style-name="Text_20_body" style:list-style-name="L7">
      <style:paragraph-properties fo:margin-top="0cm" fo:margin-bottom="0cm" loext:contextual-spacing="false"/>
    </style:style>
    <style:style style:name="P28" style:family="paragraph" style:parent-style-name="Text_20_body" style:list-style-name="L8">
      <style:paragraph-properties fo:margin-top="0cm" fo:margin-bottom="0cm" loext:contextual-spacing="false"/>
    </style:style>
    <style:style style:name="P29" style:family="paragraph" style:parent-style-name="Text_20_body" style:list-style-name="L9">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P31" style:family="paragraph" style:parent-style-name="Text_20_body" style:list-style-name="L13">
      <style:paragraph-properties fo:margin-top="0cm" fo:margin-bottom="0cm" loext:contextual-spacing="false"/>
    </style:style>
    <style:style style:name="P32" style:family="paragraph" style:parent-style-name="Text_20_body" style:list-style-name="L14">
      <style:paragraph-properties fo:margin-top="0cm" fo:margin-bottom="0cm" loext:contextual-spacing="false"/>
    </style:style>
    <style:style style:name="P33" style:family="paragraph" style:parent-style-name="Text_20_body" style:list-style-name="L15">
      <style:paragraph-properties fo:margin-top="0cm" fo:margin-bottom="0cm" loext:contextual-spacing="false"/>
    </style:style>
    <style:style style:name="P34" style:family="paragraph" style:parent-style-name="Text_20_body" style:list-style-name="L16">
      <style:paragraph-properties fo:margin-top="0cm" fo:margin-bottom="0cm" loext:contextual-spacing="false"/>
    </style:style>
    <style:style style:name="P35" style:family="paragraph" style:parent-style-name="Standard">
      <style:text-properties officeooo:rsid="0012ed35" officeooo:paragraph-rsid="0012ed35"/>
    </style:style>
    <style:style style:name="P36" style:family="paragraph" style:parent-style-name="Standard">
      <style:text-properties officeooo:rsid="00155414" officeooo:paragraph-rsid="00155414"/>
    </style:style>
    <style:style style:name="P37" style:family="paragraph" style:parent-style-name="Standard">
      <style:text-properties officeooo:rsid="0015749f" officeooo:paragraph-rsid="0015749f"/>
    </style:style>
    <style:style style:name="P38" style:family="paragraph" style:parent-style-name="Standard">
      <style:text-properties officeooo:rsid="00162370" officeooo:paragraph-rsid="00162370"/>
    </style:style>
    <style:style style:name="P39" style:family="paragraph" style:parent-style-name="Standard">
      <style:text-properties officeooo:rsid="001799c3" officeooo:paragraph-rsid="001799c3"/>
    </style:style>
    <style:style style:name="P40" style:family="paragraph" style:parent-style-name="Standard">
      <style:text-properties officeooo:rsid="00192f06" officeooo:paragraph-rsid="00192f06"/>
    </style:style>
    <style:style style:name="P41" style:family="paragraph" style:parent-style-name="Heading_20_1">
      <style:text-properties officeooo:rsid="0012ed35" officeooo:paragraph-rsid="0012ed35"/>
    </style:style>
    <style:style style:name="P42" style:family="paragraph" style:parent-style-name="Heading_20_1">
      <style:text-properties officeooo:rsid="0015749f" officeooo:paragraph-rsid="0015749f"/>
    </style:style>
    <style:style style:name="P43" style:family="paragraph" style:parent-style-name="Heading_20_1">
      <style:text-properties officeooo:rsid="00162370" officeooo:paragraph-rsid="00162370"/>
    </style:style>
    <style:style style:name="P44" style:family="paragraph" style:parent-style-name="Heading_20_1">
      <style:text-properties officeooo:rsid="00192f06" officeooo:paragraph-rsid="00192f06"/>
    </style:style>
    <style:style style:name="P45" style:family="paragraph" style:parent-style-name="Heading_20_1">
      <style:text-properties officeooo:rsid="001a31e1" officeooo:paragraph-rsid="001a31e1"/>
    </style:style>
    <style:style style:name="P46" style:family="paragraph" style:parent-style-name="Heading_20_1">
      <style:text-properties officeooo:rsid="001bf057" officeooo:paragraph-rsid="001bf057"/>
    </style:style>
    <style:style style:name="P47" style:family="paragraph" style:parent-style-name="Heading_20_1">
      <style:text-properties officeooo:rsid="001dc354" officeooo:paragraph-rsid="001dc354"/>
    </style:style>
    <style:style style:name="P48" style:family="paragraph" style:parent-style-name="Heading_20_5">
      <style:text-properties officeooo:rsid="00162370" officeooo:paragraph-rsid="00162370"/>
    </style:style>
    <style:style style:name="T1" style:family="text">
      <style:text-properties style:font-name="STIXGeneral"/>
    </style:style>
    <style:style style:name="T2" style:family="text">
      <style:text-properties style:font-name="STIXGeneral" fo:font-style="italic"/>
    </style:style>
    <style:style style:name="T3" style:family="text">
      <style:text-properties style:text-position="super 58%"/>
    </style:style>
    <style:style style:name="T4" style:family="text">
      <style:text-properties style:text-position="0% 100%"/>
    </style:style>
    <style:style style:name="T5" style:family="text">
      <style:text-properties officeooo:rsid="001bf05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trics for classification</text:h>
      <text:p text:style-name="Text_20_body">In Chapter 1, you evaluated the performance of your k-NN classifier based on its accuracy. However, as Andy discussed, accuracy is not always an informative metric. In this exercise, you will dive more deeply into evaluating the performance of binary classifiers by computing a confusion matrix and generating a classification report. </text:p>
      <text:p text:style-name="Text_20_body">You may have noticed in the video that the classification report consisted of three rows, and an additional <text:span text:style-name="Emphasis">support</text:span> column. The <text:span text:style-name="Emphasis">support</text:span> gives the number of samples of the true response that lie in that class - so in the video example, the support was the number of Republicans or Democrats in the test set on which the classification report was computed. The <text:span text:style-name="Emphasis">precision</text:span>, <text:span text:style-name="Emphasis">recall</text:span>, and <text:span text:style-name="Emphasis">f1-score</text:span> columns, then, gave the respective metrics for that particular class.</text:p>
      <text:p text:style-name="Text_20_body">Here, you'll work with the <text:a xlink:type="simple" xlink:href="https://archive.ics.uci.edu/ml/datasets/Pima+Indians+Diabetes" office:target-frame-name="_blank" xlink:show="new" text:style-name="Internet_20_link" text:visited-style-name="Visited_20_Internet_20_Link">PIMA Indians</text:a> dataset obtained from the UCI Machine Learning Repository. The goal is to predict whether or not a given female patient will contract diabetes based on features such as BMI, age, and number of pregnancies. Therefore, it is a binary classification problem. A target value of <text:span text:style-name="Source_20_Text">0</text:span> indicates that the patient does <text:span text:style-name="Emphasis">not</text:span> have diabetes, while a value of <text:span text:style-name="Source_20_Text">1</text:span> indicates that the patient <text:span text:style-name="Emphasis">does</text:span> have diabetes. As in Chapters 1 and 2, the dataset has been preprocessed to deal with missing values.</text:p>
      <text:p text:style-name="Text_20_body">The dataset has been loaded into a DataFrame <text:span text:style-name="Source_20_Text">df</text:span> and the feature and target variable arrays <text:span text:style-name="Source_20_Text">X</text:span> and <text:span text:style-name="Source_20_Text">y</text:span> have been created for you. In addition, <text:span text:style-name="Source_20_Text">sklearn.model_selection.train_test_split</text:span> and <text:span text:style-name="Source_20_Text">sklearn.neighbors.KNeighborsClassifier</text:span> have already been imported.</text:p>
      <text:p text:style-name="Text_20_body">Your job is to train a k-NN classifier to the data and evaluate its performance by generating a confusion matrix and classification report.</text:p>
      <text:h text:style-name="Heading_20_5" text:outline-level="5">Instructions</text:h>
      <text:p text:style-name="Text_20_body">100xp</text:p>
      <text:list xml:id="list1006007046216538266" text:style-name="L1">
        <text:list-item>
          <text:p text:style-name="P21">Import <text:span text:style-name="Source_20_Text">classification_report</text:span> and <text:span text:style-name="Source_20_Text">confusion_matrix</text:span> from <text:span text:style-name="Source_20_Text">sklearn.metrics</text:span>. </text:p>
        </text:list-item>
        <text:list-item>
          <text:p text:style-name="P21">Create training and testing sets with 40% of the data used for testing. Use a random state of <text:span text:style-name="Source_20_Text">42</text:span>. </text:p>
        </text:list-item>
        <text:list-item>
          <text:p text:style-name="P21">Instantiate a k-NN classifier with <text:span text:style-name="Source_20_Text">6</text:span> neighbors, fit it to the training data, and predict the labels of the test set. </text:p>
        </text:list-item>
        <text:list-item>
          <text:p text:style-name="P1">Compute and print the confusion matrix and classification report using the <text:span text:style-name="Source_20_Text">confusion_matrix()</text:span> and <text:span text:style-name="Source_20_Text">classification_report()</text:span> functions. </text:p>
        </text:list-item>
      </text:list>
      <text:p text:style-name="P35">SOLUTION:</text:p>
      <text:p text:style-name="P35"># Import necessary modules</text:p>
      <text:p text:style-name="P35">from sklearn.metrics import classification_report</text:p>
      <text:p text:style-name="P35">from sklearn.metrics import confusion_matrix</text:p>
      <text:p text:style-name="P35"/>
      <text:p text:style-name="P35"># Create training and test set</text:p>
      <text:p text:style-name="P35">X_train, X_test, y_train, y_test = train_test_split(X, y, test_size=0.4, random_state=42)</text:p>
      <text:p text:style-name="P35"/>
      <text:p text:style-name="P35"><text:soft-page-break/># Instantiate a k-NN classifier: knn</text:p>
      <text:p text:style-name="P35">knn = KNeighborsClassifier(n_neighbors=6)</text:p>
      <text:p text:style-name="P35"/>
      <text:p text:style-name="P35"># Fit the classifier to the training data</text:p>
      <text:p text:style-name="P35">knn.fit(X_train,y_train )</text:p>
      <text:p text:style-name="P35"/>
      <text:p text:style-name="P35"># Predict the labels of the test data: y_pred</text:p>
      <text:p text:style-name="P35">y_pred = knn.predict(X_test)</text:p>
      <text:p text:style-name="P35"/>
      <text:p text:style-name="P35"># Generate the confusion matrix and classification report</text:p>
      <text:p text:style-name="P35">print(confusion_matrix(y_test, y_pred))</text:p>
      <text:p text:style-name="P35">print(classification_report(y_test, y_pred))</text:p>
      <text:p text:style-name="P35"/>
      <text:p text:style-name="P35">&gt;&gt;</text:p>
      <text:h text:style-name="P41" text:outline-level="1">Building a logistic regression model</text:h>
      <text:p text:style-name="Text_20_body">Time to build your first logistic regression model! As Hugo showed in the video, scikit-learn makes it very easy to try different models, since the Train-Test-Split/Instantiate/Fit/Predict paradigm applies to all classifiers and regressors - which are known in scikit-learn as 'estimators'. You'll see this now for yourself as you train a logistic regression model on exactly the same data as in the previous exercise. Will it outperform k-NN? There's only one way to find out! </text:p>
      <text:p text:style-name="Text_20_body">The feature and target variable arrays <text:span text:style-name="Source_20_Text">X</text:span> and <text:span text:style-name="Source_20_Text">y</text:span> have been pre-loaded, and <text:span text:style-name="Source_20_Text">train_test_split</text:span> has been imported for you from <text:span text:style-name="Source_20_Text">sklearn.model_selection</text:span>.</text:p>
      <text:h text:style-name="Heading_20_5" text:outline-level="5">Instructions</text:h>
      <text:p text:style-name="Text_20_body">100xp</text:p>
      <text:list xml:id="list2151698067574480330" text:style-name="L2">
        <text:list-item>
          <text:p text:style-name="P22">Import:</text:p>
          <text:list>
            <text:list-item>
              <text:p text:style-name="P22"><text:span text:style-name="Source_20_Text">LogisticRegression</text:span> from <text:span text:style-name="Source_20_Text">sklearn.linear_model</text:span>. </text:p>
            </text:list-item>
            <text:list-item>
              <text:p text:style-name="P22"><text:span text:style-name="Source_20_Text">confusion_matrix</text:span> and <text:span text:style-name="Source_20_Text">classification_report</text:span> from <text:span text:style-name="Source_20_Text">sklearn.metrics</text:span>.</text:p>
            </text:list-item>
          </text:list>
        </text:list-item>
        <text:list-item>
          <text:p text:style-name="P22">Create training and test sets with 40% (or <text:span text:style-name="Source_20_Text">0.4</text:span>) of the data used for testing. Use a random state of <text:span text:style-name="Source_20_Text">42</text:span>. This has been done for you. </text:p>
        </text:list-item>
        <text:list-item>
          <text:p text:style-name="P22">Instantiate a <text:span text:style-name="Source_20_Text">LogisticRegression</text:span> classifier called <text:span text:style-name="Source_20_Text">logreg</text:span>. </text:p>
        </text:list-item>
        <text:list-item>
          <text:p text:style-name="P22">Fit the classifier to the training data and predict the labels of the test set. </text:p>
        </text:list-item>
        <text:list-item>
          <text:p text:style-name="P2">Compute and print the confusion matrix and classification report. This has been done for you, so hit 'Submit Answer' to see how logistic regression compares to k-NN! </text:p>
        </text:list-item>
      </text:list>
      <text:p text:style-name="P36">SOLUTION</text:p>
      <text:p text:style-name="P36"># Import the necessary modules</text:p>
      <text:p text:style-name="P36">from sklearn.linear_model import LogisticRegression</text:p>
      <text:p text:style-name="P36">from sklearn.metrics import confusion_matrix, classification_report</text:p>
      <text:p text:style-name="P36"/>
      <text:p text:style-name="P36"># Create training and test sets</text:p>
      <text:p text:style-name="P36">X_train, X_test, y_train, y_test = train_test_split(X, y, test_size = 0.4, random_state=42)</text:p>
      <text:p text:style-name="P36"/>
      <text:p text:style-name="P36"># Create the classifier: logreg</text:p>
      <text:p text:style-name="P36"><text:soft-page-break/>logreg = LogisticRegression()</text:p>
      <text:p text:style-name="P36"/>
      <text:p text:style-name="P37">&gt;&gt;</text:p>
      <text:h text:style-name="P42" text:outline-level="1">Plotting an ROC curve</text:h>
      <text:p text:style-name="Text_20_body">Great job in the previous exercise - you now have a new addition to your toolbox of classifiers! </text:p>
      <text:p text:style-name="Text_20_body">Classification reports and confusion matrices are great methods to quantitatively evaluate model performance, while ROC curves provide a way to visually evaluate models. As Hugo demonstrated in the video, most classifiers in scikit-learn have a <text:span text:style-name="Source_20_Text">.predict_proba()</text:span> method which returns the probability of a given sample being in a particular class. Having built a logistic regression model, you'll now evaluate its performance by plotting an ROC curve. In doing so, you'll make use of the <text:span text:style-name="Source_20_Text">.predict_proba()</text:span> method and become familiar with its functionality. </text:p>
      <text:p text:style-name="Text_20_body">Here, you'll continue working with the PIMA Indians diabetes dataset. The classifier has already been fit to the training data and is available as <text:span text:style-name="Source_20_Text">logreg</text:span>.</text:p>
      <text:h text:style-name="Heading_20_5" text:outline-level="5">Instructions</text:h>
      <text:p text:style-name="Text_20_body">100xp</text:p>
      <text:list xml:id="list6911263198524948795" text:style-name="L3">
        <text:list-item>
          <text:p text:style-name="P23">Import <text:span text:style-name="Source_20_Text">roc_curve</text:span> from <text:span text:style-name="Source_20_Text">sklearn.metrics</text:span>. </text:p>
        </text:list-item>
        <text:list-item>
          <text:p text:style-name="P23">Using the <text:span text:style-name="Source_20_Text">logreg</text:span> classifier, which has been fit to the training data, compute the predicted probabilities of the labels of the test set <text:span text:style-name="Source_20_Text">X_test</text:span>. Save the result as <text:span text:style-name="Source_20_Text">y_pred_prob</text:span>. </text:p>
        </text:list-item>
        <text:list-item>
          <text:p text:style-name="P23">Use the <text:span text:style-name="Source_20_Text">roc_curve()</text:span> function with <text:span text:style-name="Source_20_Text">y_test</text:span> and <text:span text:style-name="Source_20_Text">y_pred_prob</text:span> and unpack the result into the variables <text:span text:style-name="Source_20_Text">fpr</text:span>, <text:span text:style-name="Source_20_Text">tpr</text:span>, and <text:span text:style-name="Source_20_Text">thresholds</text:span>. </text:p>
        </text:list-item>
        <text:list-item>
          <text:p text:style-name="P3">Plot the ROC curve with <text:span text:style-name="Source_20_Text">fpr</text:span> on the x-axis and <text:span text:style-name="Source_20_Text">tpr</text:span> on the y-axis. </text:p>
        </text:list-item>
      </text:list>
      <text:p text:style-name="P37">SOLUTION</text:p>
      <text:p text:style-name="P37"># Import necessary modules</text:p>
      <text:p text:style-name="P37">from sklearn.metrics import roc_curve</text:p>
      <text:p text:style-name="P37"/>
      <text:p text:style-name="P37"># Compute predicted probabilities: y_pred_prob</text:p>
      <text:p text:style-name="P37">y_pred_prob = logreg.predict_proba(X_test)[:,1]</text:p>
      <text:p text:style-name="P37"/>
      <text:p text:style-name="P37"># Generate ROC curve values: fpr, tpr, thresholds</text:p>
      <text:p text:style-name="P37">fpr, tpr, thresholds = roc_curve(y_test, y_pred_prob)</text:p>
      <text:p text:style-name="P37"/>
      <text:p text:style-name="P37"># Plot ROC curve</text:p>
      <text:p text:style-name="P37">plt.plot([0, 1], [0, 1], 'k--')</text:p>
      <text:p text:style-name="P37">plt.plot(fpr, tpr)</text:p>
      <text:p text:style-name="P37">plt.xlabel('False Positive Rate')</text:p>
      <text:p text:style-name="P37">plt.ylabel('True Positive Rate')</text:p>
      <text:p text:style-name="P37">plt.title('ROC Curve')</text:p>
      <text:p text:style-name="P37">plt.show()</text:p>
      <text:p text:style-name="P37"/>
      <text:p text:style-name="P38">&gt;&gt;</text:p>
      <text:h text:style-name="P43" text:outline-level="1"><text:soft-page-break/>Precision-recall Curve</text:h>
      <text:p text:style-name="Text_20_body">When looking at your ROC curve, you may have noticed that the y-axis (True positive rate) is also known as recall. Indeed, in addition to the ROC curve, there are other ways to visually evaluate model performance. One such way is the precision-recall curve, which is generated by plotting the precision and recall for different thresholds. As a reminder, precision and recall are defined as:</text:p>
      <text:p text:style-name="P4"><text:bookmark text:name="MathJax-Element-7-Frame"/><text:bookmark text:name="MathJax-Span-28"/><text:bookmark text:name="MathJax-Span-29"/><text:bookmark text:name="MathJax-Span-30"/><text:span text:style-name="T2">P</text:span><text:bookmark text:name="MathJax-Span-31"/><text:span text:style-name="T2">r</text:span><text:bookmark text:name="MathJax-Span-32"/><text:span text:style-name="T2">e</text:span><text:bookmark text:name="MathJax-Span-33"/><text:span text:style-name="T2">c</text:span><text:bookmark text:name="MathJax-Span-34"/><text:span text:style-name="T2">i</text:span><text:bookmark text:name="MathJax-Span-35"/><text:span text:style-name="T2">s</text:span><text:bookmark text:name="MathJax-Span-36"/><text:span text:style-name="T2">i</text:span><text:bookmark text:name="MathJax-Span-37"/><text:span text:style-name="T2">o</text:span><text:bookmark text:name="MathJax-Span-38"/><text:span text:style-name="T2">n</text:span><text:bookmark text:name="MathJax-Span-39"/><text:span text:style-name="T1">=</text:span><text:bookmark text:name="MathJax-Span-40"/><text:bookmark text:name="MathJax-Span-41"/><text:bookmark text:name="MathJax-Span-42"/><text:span text:style-name="T2">T</text:span><text:bookmark text:name="MathJax-Span-43"/><text:span text:style-name="T2">P</text:span><text:bookmark text:name="MathJax-Span-44"/><text:bookmark text:name="MathJax-Span-45"/><text:span text:style-name="T2">T</text:span><text:bookmark text:name="MathJax-Span-46"/><text:span text:style-name="T2">P</text:span><text:bookmark text:name="MathJax-Span-47"/><text:span text:style-name="T1">+</text:span><text:bookmark text:name="MathJax-Span-48"/><text:span text:style-name="T2">F</text:span><text:bookmark text:name="MathJax-Span-49"/><text:span text:style-name="T2">P</text:span></text:p>
      <text:p text:style-name="P4"><text:bookmark text:name="MathJax-Element-8-Frame"/><text:bookmark text:name="MathJax-Span-50"/><text:bookmark text:name="MathJax-Span-51"/><text:bookmark text:name="MathJax-Span-52"/><text:span text:style-name="T2">R</text:span><text:bookmark text:name="MathJax-Span-53"/><text:span text:style-name="T2">e</text:span><text:bookmark text:name="MathJax-Span-54"/><text:span text:style-name="T2">c</text:span><text:bookmark text:name="MathJax-Span-55"/><text:span text:style-name="T2">a</text:span><text:bookmark text:name="MathJax-Span-56"/><text:span text:style-name="T2">l</text:span><text:bookmark text:name="MathJax-Span-57"/><text:span text:style-name="T2">l</text:span><text:bookmark text:name="MathJax-Span-58"/><text:span text:style-name="T1">=</text:span><text:bookmark text:name="MathJax-Span-59"/><text:bookmark text:name="MathJax-Span-60"/><text:bookmark text:name="MathJax-Span-61"/><text:span text:style-name="T2">T</text:span><text:bookmark text:name="MathJax-Span-62"/><text:span text:style-name="T2">P</text:span><text:bookmark text:name="MathJax-Span-63"/><text:bookmark text:name="MathJax-Span-64"/><text:span text:style-name="T2">T</text:span><text:bookmark text:name="MathJax-Span-65"/><text:span text:style-name="T2">P</text:span><text:bookmark text:name="MathJax-Span-66"/><text:span text:style-name="T1">+</text:span><text:bookmark text:name="MathJax-Span-67"/><text:span text:style-name="T2">F</text:span><text:bookmark text:name="MathJax-Span-68"/><text:span text:style-name="T2">N</text:span></text:p>
      <text:p text:style-name="Text_20_body">On the right, a precision-recall curve has been generated for the diabetes dataset. The classification report and confusion matrix are displayed in the IPython Shell.</text:p>
      <text:p text:style-name="Text_20_body">Study the precision-recall curve and then consider the statements given below. Choose the one statement that is <text:span text:style-name="Strong_20_Emphasis">not</text:span> true. Note that here, the class is positive (1) if the individual <text:span text:style-name="Emphasis">has</text:span> diabetes.</text:p>
      <text:h text:style-name="P48" text:outline-level="5">Possible Answers</text:h>
      <text:list xml:id="list4070499775269220595" text:style-name="L4">
        <text:list-item>
          <text:p text:style-name="P24">A recall of 1 corresponds to a classifier with a low threshold in which <text:span text:style-name="Emphasis">all</text:span> females who contract diabetes were correctly classified as such, at the expense of many misclassifications of those who did <text:span text:style-name="Emphasis">not</text:span> have diabetes.</text:p>
          <text:p text:style-name="P24">press </text:p>
        </text:list-item>
        <text:list-item>
          <text:p text:style-name="P24">Precision is undefined for a classifier which makes <text:span text:style-name="Emphasis">no</text:span> positive predictions, that is, classifies <text:span text:style-name="Emphasis">everyone</text:span> as <text:span text:style-name="Emphasis">not</text:span> having diabetes.</text:p>
          <text:p text:style-name="P24">press </text:p>
        </text:list-item>
        <text:list-item>
          <text:p text:style-name="P24">When the threshold is very close to 1, precision is also 1, because the classifier is absolutely certain about its predictions. </text:p>
          <text:p text:style-name="P24">press </text:p>
        </text:list-item>
        <text:list-item>
          <text:p text:style-name="P5">Precision and recall take <text:span text:style-name="Emphasis">true negatives</text:span> into consideration.</text:p>
        </text:list-item>
      </text:list>
      <text:p text:style-name="P38">4<text:span text:style-name="T3">th</text:span> is the answer</text:p>
      <text:p text:style-name="P38">True negatives do not appear at all in the definitions of precision and recall.</text:p>
      <text:p text:style-name="P38"/>
      <text:p text:style-name="P38">&gt;&gt;</text:p>
      <text:p text:style-name="P38"/>
      <text:h text:style-name="P41" text:outline-level="1">AUC computation</text:h>
      <text:p text:style-name="Text_20_body">Say you have a binary classifier that in fact is just randomly making guesses. It would be correct approximately 50% of the time, and the resulting ROC curve would be a diagonal line in which the True Positive Rate and False Positive Rate are always equal. The Area under this ROC curve would be 0.5. This is one way in which the AUC, which Hugo discussed in the video, is an informative metric to evaluate a model. If the AUC is greater than 0.5, the model is better than random guessing. Always a good sign! </text:p>
      <text:p text:style-name="Text_20_body">In this exercise, you'll calculate AUC scores using the <text:span text:style-name="Source_20_Text">roc_auc_score()</text:span> function from <text:span text:style-name="Source_20_Text">sklearn.metrics</text:span> as well as by performing cross-validation on the diabetes dataset. </text:p>
      <text:p text:style-name="Text_20_body"><text:soft-page-break/>Training and test sets <text:span text:style-name="Source_20_Text">X_train</text:span>, <text:span text:style-name="Source_20_Text">X_test</text:span>, <text:span text:style-name="Source_20_Text">y_train</text:span>, <text:span text:style-name="Source_20_Text">y_test</text:span> have been pre-loaded for you, and a logistic regression classifier <text:span text:style-name="Source_20_Text">logreg</text:span> has been fit to the training data.</text:p>
      <text:h text:style-name="Heading_20_5" text:outline-level="5">Instructions</text:h>
      <text:p text:style-name="Text_20_body">100xp</text:p>
      <text:list xml:id="list6579630534434955965" text:style-name="L5">
        <text:list-item>
          <text:p text:style-name="P25">Import <text:span text:style-name="Source_20_Text">roc_auc_score</text:span> from <text:span text:style-name="Source_20_Text">sklearn.metrics</text:span> and <text:span text:style-name="Source_20_Text">cross_val_score</text:span> from <text:span text:style-name="Source_20_Text">sklearn.model_selection</text:span>. </text:p>
        </text:list-item>
        <text:list-item>
          <text:p text:style-name="P25">Using the <text:span text:style-name="Source_20_Text">logreg</text:span> classifier, which has been fit to the training data, compute the predicted probabilities of the labels of the test set <text:span text:style-name="Source_20_Text">X_test</text:span>. Save the result as <text:span text:style-name="Source_20_Text">y_pred_prob</text:span>. </text:p>
        </text:list-item>
        <text:list-item>
          <text:p text:style-name="P25">Compute the AUC score using the <text:span text:style-name="Source_20_Text">roc_auc_score()</text:span> function, the test set labels <text:span text:style-name="Source_20_Text">y_test</text:span>, and the predicted probabilities <text:span text:style-name="Source_20_Text">y_pred_prob</text:span>. </text:p>
        </text:list-item>
        <text:list-item>
          <text:p text:style-name="P6">Compute the AUC scores by performing 5-fold cross-validation. Use the <text:span text:style-name="Source_20_Text">cross_val_score()</text:span> function and specify the <text:span text:style-name="Source_20_Text">scoring</text:span> parameter to be <text:span text:style-name="Source_20_Text">'roc_auc'</text:span>. </text:p>
        </text:list-item>
      </text:list>
      <text:p text:style-name="P39">SOLUTION:</text:p>
      <text:p text:style-name="P39"># Import necessary modules</text:p>
      <text:p text:style-name="P39">from sklearn.metrics import roc_auc_score</text:p>
      <text:p text:style-name="P39">from sklearn.model_selection import cross_val_score</text:p>
      <text:p text:style-name="P39"/>
      <text:p text:style-name="P39"># Compute predicted probabilities: y_pred_prob</text:p>
      <text:p text:style-name="P39">y_pred_prob = logreg.predict_proba(X_test)[:,1]</text:p>
      <text:p text:style-name="P39"/>
      <text:p text:style-name="P39"># Compute and print AUC score</text:p>
      <text:p text:style-name="P39">print("AUC: {}".format(roc_auc_score(y_test, y_pred_prob)))</text:p>
      <text:p text:style-name="P39"/>
      <text:p text:style-name="P39"># Compute cross-validated AUC scores: cv_auc</text:p>
      <text:p text:style-name="P39">cv_auc = cross_val_score(logreg, X, y, cv=5, scoring='roc_auc')</text:p>
      <text:p text:style-name="P39"/>
      <text:p text:style-name="P39"># Print list of AUC scores</text:p>
      <text:p text:style-name="P39">print("AUC scores computed using 5-fold cross-validation: {}".format(cv_auc))</text:p>
      <text:p text:style-name="P39"/>
      <text:p text:style-name="P39"/>
      <text:p text:style-name="P40">&gt;&gt;</text:p>
      <text:h text:style-name="P44" text:outline-level="1">Hyperparameter tuning with GridSearchCV</text:h>
      <text:p text:style-name="Text_20_body">Hugo demonstrated how to use to tune the <text:span text:style-name="Source_20_Text">n_neighbors</text:span> parameter of the <text:span text:style-name="Source_20_Text">KNeighborsClassifier()</text:span> using GridSearchCV on the voting dataset. You will now practice this yourself, but by using logistic regression on the diabetes dataset instead! </text:p>
      <text:p text:style-name="Text_20_body">Like the alpha parameter of lasso and ridge regularization that you saw earlier, logistic regression also has a regularization parameter: <text:bookmark text:name="MathJax-Element-9-Frame"/><text:bookmark text:name="MathJax-Span-25"/><text:bookmark text:name="MathJax-Span-26"/><text:bookmark text:name="MathJax-Span-27"/><text:span text:style-name="T2">C</text:span></text:p>
      <text:p text:style-name="Text_20_body">. <text:bookmark text:name="MathJax-Element-10-Frame"/><text:bookmark text:name="MathJax-Span-281"/><text:bookmark text:name="MathJax-Span-291"/><text:bookmark text:name="MathJax-Span-301"/><text:span text:style-name="T2">C</text:span> controls the <text:span text:style-name="Emphasis">inverse</text:span> of the regularization strength, and this is what you will tune in this exercise. A large <text:bookmark text:name="MathJax-Element-11-Frame"/><text:bookmark text:name="MathJax-Span-311"/><text:bookmark text:name="MathJax-Span-321"/><text:bookmark text:name="MathJax-Span-331"/><text:span text:style-name="T2">C</text:span> can lead to an <text:span text:style-name="Emphasis">overfit</text:span> model, while a small <text:bookmark text:name="MathJax-Element-12-Frame"/><text:bookmark text:name="MathJax-Span-341"/><text:bookmark text:name="MathJax-Span-351"/><text:bookmark text:name="MathJax-Span-361"/><text:span text:style-name="T2">C</text:span></text:p>
      <text:p text:style-name="Text_20_body">can lead to an <text:span text:style-name="Emphasis">underfit</text:span> model.</text:p>
      <text:p text:style-name="Text_20_body"><text:soft-page-break/>The hyperparameter space for <text:bookmark text:name="MathJax-Element-13-Frame"/><text:bookmark text:name="MathJax-Span-371"/><text:bookmark text:name="MathJax-Span-381"/><text:bookmark text:name="MathJax-Span-391"/><text:span text:style-name="T2">C</text:span></text:p>
      <text:p text:style-name="Text_20_body">has been setup for you. Your job is to use GridSearchCV and logistic regression to find the optimal <text:bookmark text:name="MathJax-Element-14-Frame"/><text:bookmark text:name="MathJax-Span-401"/><text:bookmark text:name="MathJax-Span-411"/><text:bookmark text:name="MathJax-Span-421"/><text:span text:style-name="T2">C</text:span></text:p>
      <text:p text:style-name="Text_20_body">in this hyperparameter space. The feature array is available as <text:span text:style-name="Source_20_Text">X</text:span> and target variable array is available as <text:span text:style-name="Source_20_Text">y</text:span>.</text:p>
      <text:p text:style-name="Text_20_body">You may be wondering why you aren't asked to split the data into training and test sets. Good observation! Here, we want you to focus on the process of setting up the hyperparameter grid and performing grid-search cross-validation. In practice, you will indeed want to hold out a portion of your data for evaluation purposes, and you will learn all about this in the next video!</text:p>
      <text:h text:style-name="Heading_20_5" text:outline-level="5">Instructions</text:h>
      <text:p text:style-name="Text_20_body">100xp</text:p>
      <text:h text:style-name="Heading_20_5" text:outline-level="5">Instructions</text:h>
      <text:p text:style-name="Text_20_body">100xp</text:p>
      <text:list xml:id="list2742393022009080383" text:style-name="L6">
        <text:list-item>
          <text:p text:style-name="P26">Import <text:span text:style-name="Source_20_Text">LogisticRegression</text:span> from <text:span text:style-name="Source_20_Text">sklearn.linear_model</text:span> and <text:span text:style-name="Source_20_Text">GridSearchCV</text:span> from <text:span text:style-name="Source_20_Text">sklearn.model_selection</text:span>. </text:p>
        </text:list-item>
        <text:list-item>
          <text:p text:style-name="P7">Setup the hyperparameter grid by using <text:span text:style-name="Source_20_Text">c_space</text:span> as the grid of values to tune <text:bookmark text:name="MathJax-Element-15-Frame"/><text:bookmark text:name="MathJax-Span-431"/><text:bookmark text:name="MathJax-Span-441"/><text:bookmark text:name="MathJax-Span-451"/><text:span text:style-name="T2">C</text:span></text:p>
        </text:list-item>
      </text:list>
      <text:list xml:id="list6315904627678358428" text:style-name="L7">
        <text:list-item>
          <text:p text:style-name="P27">over. </text:p>
        </text:list-item>
      </text:list>
      <text:list xml:id="list1731825354027879401" text:style-name="L8">
        <text:list-item>
          <text:p text:style-name="P28">Instantiate a logistic regression classifier called <text:span text:style-name="Source_20_Text">logreg</text:span>. </text:p>
        </text:list-item>
      </text:list>
      <text:list xml:id="list7292054659491449046" text:style-name="L9">
        <text:list-item>
          <text:p text:style-name="P29">Use <text:span text:style-name="Source_20_Text">GridSearchCV</text:span> with 5-fold cross-validation to tune <text:bookmark text:name="MathJax-Element-16-Frame"/><text:bookmark text:name="MathJax-Span-461"/><text:bookmark text:name="MathJax-Span-471"/><text:bookmark text:name="MathJax-Span-481"/><text:span text:style-name="T2">C</text:span></text:p>
        </text:list-item>
      </text:list>
      <text:list xml:id="list1778887161886252441" text:style-name="L10">
        <text:list-item>
          <text:p text:style-name="P8">:</text:p>
        </text:list-item>
      </text:list>
      <text:list xml:id="list3970249329609834083" text:style-name="L11">
        <text:list-item>
          <text:p text:style-name="P30">Inside <text:span text:style-name="Source_20_Text">GridSearchCV()</text:span>, specify the classifier, parameter grid, and number of folds to use. </text:p>
        </text:list-item>
        <text:list-item>
          <text:p text:style-name="P9">Use the <text:span text:style-name="Source_20_Text">.fit()</text:span> method on the <text:span text:style-name="Source_20_Text">GridSearchCV</text:span> object to fit it to the data <text:span text:style-name="Source_20_Text">X</text:span> and <text:span text:style-name="Source_20_Text">y</text:span>.</text:p>
        </text:list-item>
      </text:list>
      <text:list xml:id="list7243402008353494203" text:style-name="L12">
        <text:list-item>
          <text:p text:style-name="P10">Print the best parameter and best score obtained from <text:span text:style-name="Source_20_Text">GridSearchCV</text:span> by accessing the <text:span text:style-name="Source_20_Text">best_params_</text:span> and <text:span text:style-name="Source_20_Text">best_score_</text:span> attributes of <text:span text:style-name="Source_20_Text">logreg_cv</text:span>.</text:p>
        </text:list-item>
      </text:list>
      <text:p text:style-name="P11">SOLUTION:</text:p>
      <text:p text:style-name="P11"># Import necessary modules</text:p>
      <text:p text:style-name="P11">from sklearn.linear_model import LogisticRegression</text:p>
      <text:p text:style-name="P11">from sklearn.model_selection import GridSearchCV</text:p>
      <text:p text:style-name="P11"/>
      <text:p text:style-name="P11"># Setup the hyperparameter grid</text:p>
      <text:p text:style-name="P11">c_space = np.logspace(-5, 8, 15)</text:p>
      <text:p text:style-name="P11">param_grid = {'C': c_space}</text:p>
      <text:p text:style-name="P11"><text:soft-page-break/></text:p>
      <text:p text:style-name="P11"># Instantiate a logistic regression classifier: logreg</text:p>
      <text:p text:style-name="P11">logreg = LogisticRegression()</text:p>
      <text:p text:style-name="P11"/>
      <text:p text:style-name="P11"># Instantiate the GridSearchCV object: logreg_cv</text:p>
      <text:p text:style-name="P11">logreg_cv = GridSearchCV(logreg, param_grid, cv=5)</text:p>
      <text:p text:style-name="P11"/>
      <text:p text:style-name="P11"># Fit it to the data</text:p>
      <text:p text:style-name="P11">logreg_cv.fit(X,y)</text:p>
      <text:p text:style-name="P11"/>
      <text:p text:style-name="P11"># Print the tuned parameters and score</text:p>
      <text:p text:style-name="P11">print("Tuned Logistic Regression Parameters: {}".format(logreg_cv.best_params_)) </text:p>
      <text:p text:style-name="P11">print("Best score is {}".format(logreg_cv.best_score_))</text:p>
      <text:p text:style-name="P11"/>
      <text:p text:style-name="P12">&gt;&gt;</text:p>
      <text:h text:style-name="P45" text:outline-level="1">Hyperparameter tuning with RandomizedSearchCV</text:h>
      <text:p text:style-name="Text_20_body">GridSearchCV can be computationally expensive, especially if you are searching over a large hyperparameter space and dealing with multiple hyperparameters. A solution to this is to use <text:span text:style-name="Source_20_Text">RandomizedSearchCV</text:span>, in which not all hyperparameter values are tried out. Instead, a fixed number of hyperparameter settings is sampled from specified probability distributions. You'll practice using <text:span text:style-name="Source_20_Text">RandomizedSearchCV</text:span> in this exercise and see how this works.</text:p>
      <text:p text:style-name="Text_20_body">Here, you'll also be introduced to a new model: the Decision Tree. Don't worry about the specifics of how this model works. Just like k-NN, linear regression, and logistic regression, decision trees in scikit-learn have <text:span text:style-name="Source_20_Text">.fit()</text:span> and <text:span text:style-name="Source_20_Text">.predict()</text:span> methods that you can use in exactly the same way as before. Decision trees have many parameters that can be tuned, such as <text:span text:style-name="Source_20_Text">max_features</text:span>, <text:span text:style-name="Source_20_Text">max_depth</text:span>, and <text:span text:style-name="Source_20_Text">min_samples_leaf</text:span>: This makes it an ideal use case for <text:span text:style-name="Source_20_Text">RandomizedSearchCV</text:span>. </text:p>
      <text:p text:style-name="Text_20_body">As before, the feature array <text:span text:style-name="Source_20_Text">X</text:span> and target variable array <text:span text:style-name="Source_20_Text">y</text:span> of the diabetes dataset have been pre-loaded. The hyperparameter settings have been specified for you. Your goal is to use <text:span text:style-name="Source_20_Text">RandomizedSearchCV</text:span> to find the optimal hyperparameters. Go for it!</text:p>
      <text:h text:style-name="Heading_20_5" text:outline-level="5">Instructions</text:h>
      <text:p text:style-name="Text_20_body">100xp</text:p>
      <text:h text:style-name="Heading_20_5" text:outline-level="5"><text:soft-page-break/>Instructions</text:h>
      <text:p text:style-name="Text_20_body">100xp</text:p>
      <text:list xml:id="list4250988620033780050" text:style-name="L13">
        <text:list-item>
          <text:p text:style-name="P31">Import <text:span text:style-name="Source_20_Text">DecisionTreeClassifier</text:span> from <text:span text:style-name="Source_20_Text">sklearn.tree</text:span> and <text:span text:style-name="Source_20_Text">RandomizedSearchCV</text:span> from <text:span text:style-name="Source_20_Text">sklearn.model_selection</text:span>. </text:p>
        </text:list-item>
        <text:list-item>
          <text:p text:style-name="P31">Specify the parameters and distributions to sample from. This has been done for you. </text:p>
        </text:list-item>
        <text:list-item>
          <text:p text:style-name="P31">Instantiate a <text:span text:style-name="Source_20_Text">DecisionTreeClassifier</text:span>. </text:p>
        </text:list-item>
        <text:list-item>
          <text:p text:style-name="P31">Use <text:span text:style-name="Source_20_Text">RandomizedSearchCV</text:span> with 5-fold cross-validation to tune the hyperparameters:</text:p>
          <text:list>
            <text:list-item>
              <text:p text:style-name="P31">Inside <text:span text:style-name="Source_20_Text">RandomizedSearchCV()</text:span>, specify the classifier, parameter distribution, and number of folds to use. </text:p>
            </text:list-item>
            <text:list-item>
              <text:p text:style-name="P31">Use the <text:span text:style-name="Source_20_Text">.fit()</text:span> method on the <text:span text:style-name="Source_20_Text">RandomizedSearchCV</text:span> object to fit it to the data <text:span text:style-name="Source_20_Text">X</text:span> and <text:span text:style-name="Source_20_Text">y</text:span>.</text:p>
            </text:list-item>
          </text:list>
        </text:list-item>
        <text:list-item>
          <text:p text:style-name="P13">Print the best parameter and best score obtained from <text:span text:style-name="Source_20_Text">RandomizedSearchCV</text:span> by accessing the <text:span text:style-name="Source_20_Text">best_params_</text:span> and <text:span text:style-name="Source_20_Text">best_score_</text:span> attributes of <text:span text:style-name="Source_20_Text">tree_cv</text:span>. </text:p>
        </text:list-item>
      </text:list>
      <text:p text:style-name="P12">SOLUTION:</text:p>
      <text:p text:style-name="P14"># Import necessary modules</text:p>
      <text:p text:style-name="P14">from scipy.stats import randint</text:p>
      <text:p text:style-name="P14">from sklearn.tree import DecisionTreeClassifier</text:p>
      <text:p text:style-name="P14">from sklearn.model_selection import RandomizedSearchCV</text:p>
      <text:p text:style-name="P14"/>
      <text:p text:style-name="P14"/>
      <text:p text:style-name="P14"># Setup the parameters and distributions to sample from: param_dist</text:p>
      <text:p text:style-name="P14">param_dist = {"max_depth": [3, None],</text:p>
      <text:p text:style-name="P14"><text:s text:c="14"/>"max_features": randint(1, 9),</text:p>
      <text:p text:style-name="P14"><text:s text:c="14"/>"min_samples_leaf": randint(1, 9),</text:p>
      <text:p text:style-name="P14"><text:s text:c="14"/>"criterion": ["gini", "entropy"]}</text:p>
      <text:p text:style-name="P14"/>
      <text:p text:style-name="P14"># Instantiate a Decision Tree classifier: tree</text:p>
      <text:p text:style-name="P14">tree = DecisionTreeClassifier()</text:p>
      <text:p text:style-name="P14"/>
      <text:p text:style-name="P14"># Instantiate the RandomizedSearchCV object: tree_cv</text:p>
      <text:p text:style-name="P14">tree_cv = RandomizedSearchCV(tree, param_dist, cv=5)</text:p>
      <text:p text:style-name="P14"/>
      <text:p text:style-name="P14"># Fit it to the data</text:p>
      <text:p text:style-name="P14">tree_cv.fit(X,y)</text:p>
      <text:p text:style-name="P14"><text:soft-page-break/></text:p>
      <text:p text:style-name="P14"># Print the tuned parameters and score</text:p>
      <text:p text:style-name="P14">print("Tuned Decision Tree Parameters: {}".format(tree_cv.best_params_))</text:p>
      <text:p text:style-name="P14">print("Best score is {}".format(tree_cv.best_score_))</text:p>
      <text:p text:style-name="P14"/>
      <text:p text:style-name="P15"><text:span text:style-name="T5">***&gt;</text:span>Great work! You'll see a lot more of decision trees and <text:span text:style-name="Source_20_Text">RandomizedSearchCV</text:span> as you continue your machine learning journey. Note that <text:span text:style-name="Source_20_Text">RandomizedSearchCV</text:span> will never outperform <text:span text:style-name="Source_20_Text">GridSearchCV</text:span>. Instead, it is valuable because it saves on computation time.</text:p>
      <text:p text:style-name="P15"/>
      <text:p text:style-name="P14">&gt;&gt;</text:p>
      <text:h text:style-name="P46" text:outline-level="1">Hold-out set reasoning</text:h>
      <text:p text:style-name="Text_20_body">For which of the following reasons would you want to use a hold-out set for the very end?</text:p>
      <text:h text:style-name="Heading_20_5" text:outline-level="5">Answer the question</text:h>
      <text:p text:style-name="Text_20_body">50xp</text:p>
      <text:h text:style-name="Heading_20_5" text:outline-level="5">Possible Answers</text:h>
      <text:list xml:id="list1271686138041095485" text:style-name="L14">
        <text:list-item>
          <text:p text:style-name="P32">You want to maximize the amount of training data used.</text:p>
          <text:p text:style-name="P32">press </text:p>
        </text:list-item>
        <text:list-item>
          <text:p text:style-name="P32">You want to be absolutely certain about your model's ability to generalize to unseen data.</text:p>
          <text:p text:style-name="P32">press </text:p>
        </text:list-item>
        <text:list-item>
          <text:p text:style-name="P16">You want to tune the hyperparameters of your model.</text:p>
        </text:list-item>
      </text:list>
      <text:p text:style-name="P14">Ans&gt;2</text:p>
      <text:p text:style-name="P14">Correct! The idea is to tune the model's hyperparameters on the training set, and then evaluate its performance on the hold-out set which it has never seen before.</text:p>
      <text:p text:style-name="P14"/>
      <text:p text:style-name="P14">&gt;&gt;</text:p>
      <text:h text:style-name="P46" text:outline-level="1">Hold-out set in practice I: Classification</text:h>
      <text:p text:style-name="Text_20_body">You will now practice evaluating a model with tuned hyperparameters on a hold-out set. The feature array and target variable array from the diabetes dataset have been pre-loaded as <text:span text:style-name="Source_20_Text">X</text:span> and <text:span text:style-name="Source_20_Text">y</text:span>. </text:p>
      <text:p text:style-name="Text_20_body">In addition to <text:bookmark text:name="MathJax-Element-17-Frame"/><text:bookmark text:name="MathJax-Span-491"/><text:bookmark text:name="MathJax-Span-501"/><text:bookmark text:name="MathJax-Span-511"/><text:span text:style-name="T2">C</text:span></text:p>
      <text:p text:style-name="Text_20_body">, logistic regression has a <text:span text:style-name="Source_20_Text">'penalty'</text:span> hyperparameter which specifies whether to use <text:span text:style-name="Source_20_Text">'l1'</text:span> or <text:span text:style-name="Source_20_Text">'l2'</text:span> regularization. Your job in this exercise is to create a hold-out set, tune the <text:span text:style-name="Source_20_Text">'C'</text:span> and <text:soft-page-break/><text:span text:style-name="Source_20_Text">'penalty'</text:span> hyperparameters of a logistic regression classifier using <text:span text:style-name="Source_20_Text">GridSearchCV</text:span> on the training set, and then evaluate its performance against the hold-out set.</text:p>
      <text:h text:style-name="Heading_20_5" text:outline-level="5">Instructions</text:h>
      <text:p text:style-name="Text_20_body">100xp</text:p>
      <text:list xml:id="list8019092759310429364" text:style-name="L15">
        <text:list-item>
          <text:p text:style-name="P33">Create the hyperparameter grid:</text:p>
          <text:list>
            <text:list-item>
              <text:p text:style-name="P33">Use the array <text:span text:style-name="Source_20_Text">c_space</text:span> as the grid of values for <text:span text:style-name="Source_20_Text">'C'</text:span>. </text:p>
            </text:list-item>
            <text:list-item>
              <text:p text:style-name="P33">For <text:span text:style-name="Source_20_Text">'penalty'</text:span>, specify a list consisting of <text:span text:style-name="Source_20_Text">'l1'</text:span> and <text:span text:style-name="Source_20_Text">'l2'</text:span>.</text:p>
            </text:list-item>
          </text:list>
        </text:list-item>
        <text:list-item>
          <text:p text:style-name="P33">Instantiate a logistic regression classifier. </text:p>
        </text:list-item>
        <text:list-item>
          <text:p text:style-name="P33">Create training and test sets. Use a <text:span text:style-name="Source_20_Text">test_size</text:span> of <text:span text:style-name="Source_20_Text">0.4</text:span> and <text:span text:style-name="Source_20_Text">random_state</text:span> of <text:span text:style-name="Source_20_Text">42</text:span>. In practice, the test set here will function as the hold-out set. </text:p>
        </text:list-item>
        <text:list-item>
          <text:p text:style-name="P33">Tune the hyperparameters on the training set using <text:span text:style-name="Source_20_Text">GridSearchCV</text:span> with 5-folds. This involves first instantiating the <text:span text:style-name="Source_20_Text">GridSearchCV</text:span> object with the correct parameters and then fitting it to the training data. </text:p>
        </text:list-item>
        <text:list-item>
          <text:p text:style-name="P17">Print the best parameter and best score obtained from <text:span text:style-name="Source_20_Text">GridSearchCV</text:span> by accessing the <text:span text:style-name="Source_20_Text">best_params_</text:span> and <text:span text:style-name="Source_20_Text">best_score_</text:span> attributes of <text:span text:style-name="Source_20_Text">logreg_cv</text:span>. </text:p>
        </text:list-item>
      </text:list>
      <text:p text:style-name="P14">SOLUTIONS:</text:p>
      <text:p text:style-name="P14"># Import necessary modules</text:p>
      <text:p text:style-name="P14">from sklearn.model_selection import train_test_split</text:p>
      <text:p text:style-name="P14">from sklearn.linear_model import LogisticRegression</text:p>
      <text:p text:style-name="P14">from sklearn.model_selection import GridSearchCV</text:p>
      <text:p text:style-name="P14"/>
      <text:p text:style-name="P14"># Create the hyperparameter grid</text:p>
      <text:p text:style-name="P14">c_space = np.logspace(-5, 8, 15)</text:p>
      <text:p text:style-name="P14">param_grid = {'C': c_space, 'penalty': ['l1', 'l2']}</text:p>
      <text:p text:style-name="P14"/>
      <text:p text:style-name="P14"># Instantiate the logistic regression classifier: logreg</text:p>
      <text:p text:style-name="P14">logreg = LogisticRegression()</text:p>
      <text:p text:style-name="P14"/>
      <text:p text:style-name="P14"># Create train and test sets</text:p>
      <text:p text:style-name="P14">X_train, X_test, y_train, y_test = train_test_split(X, y, test_size=0.4, random_state=42)</text:p>
      <text:p text:style-name="P14"/>
      <text:p text:style-name="P14"># Instantiate the GridSearchCV object: logreg_cv</text:p>
      <text:p text:style-name="P14">logreg_cv = GridSearchCV(logreg,param_grid, cv=5)</text:p>
      <text:p text:style-name="P14"/>
      <text:p text:style-name="P14"><text:soft-page-break/># Fit it to the training data</text:p>
      <text:p text:style-name="P14">logreg_cv.fit(X_train,y_train)</text:p>
      <text:p text:style-name="P14"/>
      <text:p text:style-name="P14"># Print the optimal parameters and best score</text:p>
      <text:p text:style-name="P14">print("Tuned Logistic Regression Parameter: {}".format(logreg_cv.best_params_))</text:p>
      <text:p text:style-name="P14">print("Tuned Logistic Regression Accuracy: {}".format(logreg_cv.best_score_))</text:p>
      <text:p text:style-name="P14"/>
      <text:p text:style-name="P18">&gt;&gt;</text:p>
      <text:h text:style-name="P47" text:outline-level="1">Hold-out set in practice II: Regression</text:h>
      <text:p text:style-name="Text_20_body">Remember lasso and ridge regression from the previous chapter? Lasso used the <text:bookmark text:name="MathJax-Element-18-Frame"/><text:bookmark text:name="MathJax-Span-521"/><text:bookmark text:name="MathJax-Span-531"/><text:bookmark text:name="MathJax-Span-541"/><text:span text:style-name="T2">L</text:span><text:bookmark text:name="MathJax-Span-551"/><text:span text:style-name="T1">1</text:span></text:p>
      <text:p text:style-name="Text_20_body">penalty to regularize, while ridge used the <text:bookmark text:name="MathJax-Element-19-Frame"/><text:bookmark text:name="MathJax-Span-561"/><text:bookmark text:name="MathJax-Span-571"/><text:bookmark text:name="MathJax-Span-581"/><text:span text:style-name="T2">L</text:span><text:bookmark text:name="MathJax-Span-591"/><text:span text:style-name="T1">2</text:span> penalty. There is another type of regularized regression known as the elastic net. In elastic net regularization, the penalty term is a linear combination of the <text:bookmark text:name="MathJax-Element-20-Frame"/><text:bookmark text:name="MathJax-Span-601"/><text:bookmark text:name="MathJax-Span-611"/><text:bookmark text:name="MathJax-Span-621"/><text:span text:style-name="T2">L</text:span><text:bookmark text:name="MathJax-Span-631"/><text:span text:style-name="T1">1</text:span> and <text:bookmark text:name="MathJax-Element-21-Frame"/><text:bookmark text:name="MathJax-Span-641"/><text:bookmark text:name="MathJax-Span-651"/><text:bookmark text:name="MathJax-Span-661"/><text:span text:style-name="T2">L</text:span><text:bookmark text:name="MathJax-Span-671"/><text:span text:style-name="T1">2</text:span></text:p>
      <text:p text:style-name="Text_20_body">penalties:</text:p>
      <text:p text:style-name="P4"><text:bookmark text:name="MathJax-Element-22-Frame"/><text:bookmark text:name="MathJax-Span-681"/><text:bookmark text:name="MathJax-Span-69"/><text:bookmark text:name="MathJax-Span-70"/><text:span text:style-name="T2">a</text:span><text:bookmark text:name="MathJax-Span-71"/>∗<text:bookmark text:name="MathJax-Span-72"/><text:span text:style-name="T2">L</text:span><text:bookmark text:name="MathJax-Span-73"/><text:span text:style-name="T1">1</text:span><text:bookmark text:name="MathJax-Span-74"/><text:span text:style-name="T1">+</text:span><text:bookmark text:name="MathJax-Span-75"/><text:span text:style-name="T2">b</text:span><text:bookmark text:name="MathJax-Span-76"/>∗<text:bookmark text:name="MathJax-Span-77"/><text:span text:style-name="T2">L</text:span><text:bookmark text:name="MathJax-Span-78"/><text:span text:style-name="T1">2</text:span></text:p>
      <text:p text:style-name="Text_20_body">In scikit-learn, this term is represented by the <text:span text:style-name="Source_20_Text">'l1_ratio'</text:span> parameter: An <text:span text:style-name="Source_20_Text">'l1_ratio'</text:span> of <text:span text:style-name="Source_20_Text">1</text:span> corresponds to an <text:bookmark text:name="MathJax-Element-23-Frame"/><text:bookmark text:name="MathJax-Span-79"/><text:bookmark text:name="MathJax-Span-80"/><text:bookmark text:name="MathJax-Span-81"/><text:span text:style-name="T2">L</text:span><text:bookmark text:name="MathJax-Span-82"/><text:span text:style-name="T1">1</text:span></text:p>
      <text:p text:style-name="Text_20_body">penalty, and anything lower is a combination of <text:bookmark text:name="MathJax-Element-24-Frame"/><text:bookmark text:name="MathJax-Span-83"/><text:bookmark text:name="MathJax-Span-84"/><text:bookmark text:name="MathJax-Span-85"/><text:span text:style-name="T2">L</text:span><text:bookmark text:name="MathJax-Span-86"/><text:span text:style-name="T1">1</text:span> and <text:bookmark text:name="MathJax-Element-25-Frame"/><text:bookmark text:name="MathJax-Span-87"/><text:bookmark text:name="MathJax-Span-88"/><text:bookmark text:name="MathJax-Span-89"/><text:span text:style-name="T2">L</text:span><text:bookmark text:name="MathJax-Span-90"/><text:span text:style-name="T1">2</text:span></text:p>
      <text:p text:style-name="Text_20_body">.</text:p>
      <text:p text:style-name="Text_20_body">In this exercise, you will <text:span text:style-name="Source_20_Text">GridSearchCV</text:span> to tune the <text:span text:style-name="Source_20_Text">'l1_ratio'</text:span> of an elastic net model trained on the Gapminder data. As in the previous exercise, use a hold-out set to evaluate your model's performance.</text:p>
      <text:h text:style-name="Heading_20_5" text:outline-level="5">Instructions</text:h>
      <text:p text:style-name="Text_20_body">100xp</text:p>
      <text:list xml:id="list4181882227094825190" text:style-name="L16">
        <text:list-item>
          <text:p text:style-name="P34">Import the following modules:</text:p>
          <text:list>
            <text:list-item>
              <text:p text:style-name="P34"><text:span text:style-name="Source_20_Text">ElasticNet</text:span> from <text:span text:style-name="Source_20_Text">sklearn.linear_model</text:span>. </text:p>
            </text:list-item>
            <text:list-item>
              <text:p text:style-name="P34"><text:span text:style-name="Source_20_Text">mean_squared_error</text:span> from <text:span text:style-name="Source_20_Text">sklearn.metrics</text:span>. </text:p>
            </text:list-item>
            <text:list-item>
              <text:p text:style-name="P34"><text:span text:style-name="Source_20_Text">GridSearchCV</text:span> and <text:span text:style-name="Source_20_Text">train_test_split</text:span> from <text:span text:style-name="Source_20_Text">sklearn.model_selection</text:span>.</text:p>
            </text:list-item>
          </text:list>
        </text:list-item>
        <text:list-item>
          <text:p text:style-name="P34">Create training and test sets, with 40% of the data used for the test set. Use a random state of <text:span text:style-name="Source_20_Text">42</text:span>. </text:p>
        </text:list-item>
        <text:list-item>
          <text:p text:style-name="P34"><text:soft-page-break/>Specify the hyperparameter grid for <text:span text:style-name="Source_20_Text">'l1_ratio'</text:span> using <text:span text:style-name="Source_20_Text">l1_space</text:span> as the grid of values to search over. </text:p>
        </text:list-item>
        <text:list-item>
          <text:p text:style-name="P34">Instantiate the <text:span text:style-name="Source_20_Text">ElasticNet</text:span> regressor. </text:p>
        </text:list-item>
        <text:list-item>
          <text:p text:style-name="P34">Use <text:span text:style-name="Source_20_Text">GridSearchCV</text:span> with 5-fold cross-validation to tune <text:span text:style-name="Source_20_Text">'l1_ratio'</text:span> on the training data <text:span text:style-name="Source_20_Text">X_train</text:span> and <text:span text:style-name="Source_20_Text">y_train</text:span>. This involves first instantiating the <text:span text:style-name="Source_20_Text">GridSearchCV</text:span> object with the correct parameters and then fitting it to the training data. </text:p>
        </text:list-item>
        <text:list-item>
          <text:p text:style-name="P19">Predict on the test set and compute the <text:bookmark text:name="MathJax-Element-26-Frame"/><text:bookmark text:name="MathJax-Span-91"/><text:bookmark text:name="MathJax-Span-92"/><text:bookmark text:name="MathJax-Span-93"/><text:bookmark text:name="MathJax-Span-94"/><text:span text:style-name="T2">R</text:span><text:bookmark text:name="MathJax-Span-95"/><text:span text:style-name="T1">2</text:span></text:p>
        </text:list-item>
      </text:list>
      <text:p text:style-name="Text_20_body">and mean squared error. </text:p>
      <text:p text:style-name="Text_20_body"/>
      <text:p text:style-name="P18">SOLUTION:</text:p>
      <text:p text:style-name="P20"># Import necessary modules</text:p>
      <text:p text:style-name="P20">from sklearn.linear_model import ElasticNet</text:p>
      <text:p text:style-name="P20">from sklearn.metrics import mean_squared_error</text:p>
      <text:p text:style-name="P20">from sklearn.model_selection import GridSearchCV</text:p>
      <text:p text:style-name="P20">from sklearn.model_selection import train_test_split</text:p>
      <text:p text:style-name="P20"/>
      <text:p text:style-name="P20"># Create train and test sets</text:p>
      <text:p text:style-name="P20">X_train, X_test, y_train, y_test = train_test_split(X, y, test_size=0.4, random_state=42)</text:p>
      <text:p text:style-name="P20"/>
      <text:p text:style-name="P20"># Create the hyperparameter grid</text:p>
      <text:p text:style-name="P20">l1_space = np.linspace(0, 1, 30)</text:p>
      <text:p text:style-name="P20">param_grid = {'l1_ratio': l1_space}</text:p>
      <text:p text:style-name="P20"># Instantiate the ElasticNet regressor: elastic_net</text:p>
      <text:p text:style-name="P20">elastic_net = ElasticNet()</text:p>
      <text:p text:style-name="P20"/>
      <text:p text:style-name="P20"># Setup the GridSearchCV object: gm_cv</text:p>
      <text:p text:style-name="P20">gm_cv =GridSearchCV(elastic_net, param_grid, cv=5)</text:p>
      <text:p text:style-name="P20"/>
      <text:p text:style-name="P20"># Fit it to the training data</text:p>
      <text:p text:style-name="P20">gm_cv.fit(X_train,y_train)</text:p>
      <text:p text:style-name="P20"/>
      <text:p text:style-name="P20"># Predict on the test set and compute metrics</text:p>
      <text:p text:style-name="P20"><text:soft-page-break/>y_pred = gm_cv.predict(X_test)</text:p>
      <text:p text:style-name="P20">r2 = gm_cv.score(X_test, y_test)</text:p>
      <text:p text:style-name="P20">mse = mean_squared_error(y_test, y_pred)</text:p>
      <text:p text:style-name="P20">print("Tuned ElasticNet l1 ratio: {}".format(gm_cv.best_params_))</text:p>
      <text:p text:style-name="P20">print("Tuned ElasticNet R squared: {}".format(r2))</text:p>
      <text:p text:style-name="P20">print("Tuned ElasticNet MSE: {}".format(m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IXGeneral" svg:font-family="STIXGener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22:59:52.848226987</meta:creation-date>
    <dc:date>2018-02-21T00:59:02.138243079</dc:date>
    <meta:editing-duration>PT1H18M34S</meta:editing-duration>
    <meta:editing-cycles>10</meta:editing-cycles>
    <meta:generator>LibreOffice/5.1.6.2$Linux_X86_64 LibreOffice_project/10m0$Build-2</meta:generator>
    <meta:document-statistic meta:table-count="0" meta:image-count="0" meta:object-count="0" meta:page-count="13" meta:paragraph-count="280" meta:word-count="2957" meta:character-count="19999" meta:non-whitespace-character-count="17290"/>
  </office:meta>
</office:document-meta>
</file>